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7FF1_15</text:p>
      <text:p text:style-name="P6">American Genizah Project: Partnership for Posterity</text:p>
      <text:p text:style-name="P6">Sabato Morais Collection Catalogue Template</text:p>
      <text:p text:style-name="P7"/>
      <text:p text:style-name="P7">Cataloguer: Heather Newlin</text:p>
      <text:p text:style-name="P7"/>
      <text:p text:style-name="P7"/>
      <text:p text:style-name="P7">I. Provenance</text:p>
      <text:p text:style-name="P7"/>
      <text:p text:style-name="P7">Source: CAJS Sabato Morais Papers</text:p>
      <text:p text:style-name="P7">Location: Box 17, FF 1</text:p>
      <text:p text:style-name="P7">Restrictions: ?</text:p>
      <text:p text:style-name="P7"/>
      <text:p text:style-name="P7">II. Descriptive Metadata</text:p>
      <text:p text:style-name="P7"/>
      <text:p text:style-name="P7">Script<text:tab/><text:tab/><text:tab/><text:tab/><text:tab/><text:tab/>Manuscript<text:tab/></text:p>
      <text:p text:style-name="P7"><text:s/>(manuscript or typescript) <text:tab/><text:tab/><text:tab/><text:tab/></text:p>
      <text:p text:style-name="P7">Language (s)<text:tab/><text:tab/><text:tab/><text:tab/><text:tab/>English<text:tab/><text:tab/><text:tab/><text:tab/><text:tab/></text:p>
      <text:p text:style-name="P7">Author of letter<text:tab/><text:tab/><text:tab/><text:tab/>Sadie American<text:tab/></text:p>
      <text:p text:style-name="P7">Signed letter<text:tab/><text:tab/><text:tab/><text:tab/><text:tab/>Y</text:p>
      <text:p text:style-name="P7">Unsigned letter</text:p>
      <text:p text:style-name="P7">Dictated letter</text:p>
      <text:p text:style-name="P7">Anonymous</text:p>
      <text:p text:style-name="P7">Addressee of letter<text:tab/><text:tab/><text:tab/><text:tab/>Sabato Morais</text:p>
      <text:p text:style-name="P7">Addressee as “Editor”<text:tab/><text:tab/><text:tab/><text:tab/></text:p>
      <text:p text:style-name="P7">Date (derived from Hebrew Date)<text:tab/><text:tab/></text:p>
      <text:p text:style-name="P7">Date (derived from Gregorian calendar)<text:tab/>August 3, 1893</text:p>
      <text:p text:style-name="P7">Month<text:tab/><text:tab/><text:tab/><text:tab/><text:tab/><text:tab/>August</text:p>
      <text:p text:style-name="P7">Year<text:tab/><text:tab/><text:tab/><text:tab/><text:tab/><text:tab/>1893</text:p>
      <text:p text:style-name="P7">Hebrew Date<text:tab/><text:tab/><text:tab/><text:tab/><text:tab/></text:p>
      <text:p text:style-name="P7">Undated</text:p>
      <text:p text:style-name="P7">City<text:tab/><text:tab/><text:tab/><text:tab/><text:tab/><text:tab/>Chicago</text:p>
      <text:p text:style-name="P7">State<text:tab/><text:tab/><text:tab/><text:tab/><text:tab/><text:tab/>IL</text:p>
      <text:p text:style-name="P7">Country<text:tab/><text:tab/><text:tab/><text:tab/><text:tab/>USA</text:p>
      <text:p text:style-name="P7">Subject<text:tab/><text:tab/><text:tab/><text:tab/><text:tab/>Jewish Women's Congress</text:p>
      <text:p text:style-name="P7">Keywords</text:p>
      <text:p text:style-name="P7"/>
      <text:p text:style-name="P7"/>
      <text:p text:style-name="P7">III. Document Types</text:p>
      <text:p text:style-name="P7"/>
      <text:p text:style-name="P7">Correspondence<text:tab/><text:tab/><text:tab/><text:tab/>Y</text:p>
      <text:p text:style-name="P7">(Synagogue) Sermon</text:p>
      <text:p text:style-name="P7">(Public) Discourse</text:p>
      <text:p text:style-name="P7">Literary Document<text:tab/><text:tab/><text:tab/><text:tab/></text:p>
      <text:p text:style-name="P7">Legal Document</text:p>
      <text:p text:style-name="P7">Receipts</text:p>
      <text:p text:style-name="P7">Newspaper Clipping</text:p>
      <text:p text:style-name="P7">Greeting Card</text:p>
      <text:p text:style-name="P7">Calling Card</text:p>
      <text:p text:style-name="P7"><text:soft-page-break/></text:p>
      <text:p text:style-name="P7"/>
      <text:p text:style-name="P7">IV. Physical Features </text:p>
      <text:p text:style-name="P7"/>
      <text:p text:style-name="P7">Condition (e.g. fragile)<text:tab/><text:tab/><text:tab/></text:p>
      <text:p text:style-name="P7">Paper size (letter or legal size)<text:tab/><text:tab/>Legal</text:p>
      <text:p text:style-name="P7">Number of Pages<text:tab/><text:tab/><text:tab/><text:tab/>1</text:p>
      <text:p text:style-name="P7">Number of Sheets<text:tab/><text:tab/><text:tab/><text:tab/>1</text:p>
      <text:p text:style-name="P7">Fragment<text:tab/><text:tab/><text:tab/><text:tab/><text:tab/></text:p>
      <text:p text:style-name="P7">Pagination </text:p>
      <text:p text:style-name="P7">Foliation</text:p>
      <text:p text:style-name="P7">Additional Numeration</text:p>
      <text:p text:style-name="P7">Envelope<text:tab/><text:tab/><text:tab/><text:tab/><text:tab/></text:p>
      <text:p text:style-name="P7">Stamp<text:tab/><text:tab/><text:tab/><text:tab/><text:tab/><text:tab/></text:p>
      <text:p text:style-name="P7">Postma<text:tab/>rk<text:tab/><text:tab/><text:tab/><text:tab/><text:tab/></text:p>
      <text:p text:style-name="P7">Wax seal<text:tab/><text:tab/><text:tab/><text:tab/><text:tab/></text:p>
      <text:p text:style-name="P7"/>
      <text:p text:style-name="P7">V. Added entries </text:p>
      <text:p text:style-name="P7"/>
      <text:p text:style-name="P7">Additional names mentioned: </text:p>
      <text:p text:style-name="P7">Additional Places mentioned: </text:p>
      <text:p text:style-name="P7">Additional Dates mentioned:</text:p>
      <text:p text:style-name="P7"/>
      <text:p text:style-name="P7">VI. Note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VII Transcription</text:p>
      <text:p text:style-name="P2">(Symbols: ?=uncertain; []=supplied information; /=end of line)</text:p>
      <text:p text:style-name="P2"><text:span text:style-name="T1"/></text:p>
      <text:p text:style-name="P2">CHARLES C. BONNEY, PRESIDENT.<text:tab/><text:tab/><text:tab/><text:tab/>LYMAN J. GAGE, TREASURER./</text:p>
      <text:p text:style-name="P2">THOS. B. BRYAN, VICE-PRESIDENT.<text:tab/><text:tab/>BENJAMIN BUTTERWORTH, SECRETARY./</text:p>
      <text:p text:style-name="P3">NOT THINGS, BUT MEN<text:span text:style-name="T2">./</text:span></text:p>
      <text:p text:style-name="P3"><text:span text:style-name="T2">THE WORLD'S CONGRESS AUXILIARY OF THE WORLD'S COLUMBIAN EXPOSITION./</text:span></text:p>
      <text:p text:style-name="P3">NOT MATTER, BUT MIND<text:span text:style-name="T2">./</text:span></text:p>
      <text:p text:style-name="P3"><text:span text:style-name="T2">THE WOMAN'S BRANCH OF THE AUXILIARY./</text:span></text:p>
      <text:p text:style-name="P4"><text:span text:style-name="T2">MRS. POTTER PALMER,<text:tab/><text:tab/><text:tab/><text:tab/><text:tab/><text:tab/>MRS. CHARLES HENROTIN,/</text:span></text:p>
      <text:p text:style-name="P4"><text:span text:style-name="T2"><text:tab/><text:tab/><text:tab/>PRESIDENT.<text:tab/><text:tab/><text:tab/><text:tab/><text:tab/><text:tab/><text:tab/>VICE-PRESIDENT./</text:span></text:p>
      <text:p text:style-name="P5"><text:span text:style-name="T2">CHICAGO, U. S. A., Aug. 3</text:span><text:span text:style-name="T3">rd</text:span><text:span text:style-name="T4"> 1893/</text:span></text:p>
      <text:p text:style-name="P4"><text:span text:style-name="T4">Rev. Dr Morais:/</text:span></text:p>
      <text:p text:style-name="P4"><text:span text:style-name="T4"><text:tab/>Honored sir:-/</text:span></text:p>
      <text:p text:style-name="P4"><text:span text:style-name="T4"><text:tab/><text:tab/>Your very kind and hearty/ response to our request, makes us feel we/ are on the right path, since we have/ the approval of one whose opinion we/ value as highly, and we thank you/ sincerely for so readily sending us an/ encouraging word. <text:s/>It will be a force/ to keep us clear the way to </text:span><text:soft-page-break/><text:span text:style-name="T4">success./</text:span></text:p>
      <text:p text:style-name="P4"><text:span text:style-name="T4"><text:tab/>In the name of the Ladies of the/ Committee of the Jewish Women's Congress/ permit me to assure you of our sincerest/ appreciation and respect. <text:s/>Should it be/ possible for you to be present during the/ sessions of the Congress, we would feel/ highly honored./</text:span></text:p>
      <text:p text:style-name="P4"><text:span text:style-name="T4"><text:tab/>Believe me,/ most respectfully yours/ Sadie American/ cor. Sec. J. W. R. C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6T14:51:54.25</meta:creation-date>
    <meta:document-statistic meta:table-count="0" meta:image-count="0" meta:object-count="0" meta:page-count="3" meta:paragraph-count="74" meta:word-count="341" meta:character-count="2346"/>
    <dc:date>2012-01-26T15:00:47.62</dc:date>
    <dc:creator>Penn Libraries</dc:creator>
    <meta:editing-duration>PT00H08M53S</meta:editing-duration>
    <meta:editing-cycles>1</meta:editing-cycles>
    <meta:generator>OpenOffice.org/3.2$Win32 OpenOffice.org_project/320m12$Build-9483</meta:generator>
  </office:meta>
</office:document-meta>
</file>